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osNo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office:value-type="float" office:value="103047" calcext:value-type="float">
            <text:p>10304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/>
          <table:table-cell office:value-type="float" office:value="85897" calcext:value-type="float">
            <text:p>858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/>
          <table:table-cell office:value-type="float" office:value="82644" calcext:value-type="float">
            <text:p>8264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/>
          <table:table-cell office:value-type="float" office:value="82444" calcext:value-type="float">
            <text:p>8244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</table:table-row>
        <table:table-row table:style-name="ro1">
          <table:table-cell office:value-type="float" office:value="1510277" calcext:value-type="float">
            <text:p>151027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24.06</text:p>
          </table:table-cell>
          <table:table-cell/>
          <table:table-cell office:value-type="float" office:value="1452585" calcext:value-type="float">
            <text:p>1452585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  <table:table-cell/>
          <table:table-cell office:value-type="float" office:value="1452602" calcext:value-type="float">
            <text:p>1452602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  <table:table-cell/>
          <table:table-cell office:value-type="float" office:value="1451895" calcext:value-type="float">
            <text:p>1451895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</table:table-row>
        <table:table-row table:style-name="ro1">
          <table:table-cell office:value-type="float" office:value="5841248" calcext:value-type="float">
            <text:p>584124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/>
          <table:table-cell office:value-type="float" office:value="5841449" calcext:value-type="float">
            <text:p>584144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/>
          <table:table-cell office:value-type="float" office:value="5840922" calcext:value-type="float">
            <text:p>58409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/>
          <table:table-cell office:value-type="float" office:value="5840304" calcext:value-type="float">
            <text:p>584030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</table:table-row>
        <table:table-row table:style-name="ro1">
          <table:table-cell office:value-type="float" office:value="13169409" calcext:value-type="float">
            <text:p>1316940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/>
          <table:table-cell office:value-type="float" office:value="13181076" calcext:value-type="float">
            <text:p>1318107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/>
          <table:table-cell office:value-type="float" office:value="13170806" calcext:value-type="float">
            <text:p>131708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/>
          <table:table-cell office:value-type="float" office:value="13175407" calcext:value-type="float">
            <text:p>1317540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</table:table-row>
        <table:table-row table:style-name="ro1">
          <table:table-cell office:value-type="float" office:value="23449968" calcext:value-type="float">
            <text:p>2344996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/>
          <table:table-cell office:value-type="float" office:value="23449928" calcext:value-type="float">
            <text:p>2344992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/>
          <table:table-cell office:value-type="float" office:value="23441562" calcext:value-type="float">
            <text:p>2344156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/>
          <table:table-cell office:value-type="float" office:value="23439497" calcext:value-type="float">
            <text:p>2343949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</table:table-row>
        <table:table-row table:style-name="ro1">
          <table:table-cell office:value-type="float" office:value="36655610" calcext:value-type="float">
            <text:p>366556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/>
          <table:table-cell office:value-type="float" office:value="36647736" calcext:value-type="float">
            <text:p>366477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/>
          <table:table-cell office:value-type="float" office:value="36641604" calcext:value-type="float">
            <text:p>366416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/>
          <table:table-cell office:value-type="float" office:value="36650420" calcext:value-type="float">
            <text:p>366504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</table:table-row>
        <table:table-row table:style-name="ro1">
          <table:table-cell office:value-type="float" office:value="52793626" calcext:value-type="float">
            <text:p>5279362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/>
          <table:table-cell office:value-type="float" office:value="52800574" calcext:value-type="float">
            <text:p>52800574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/>
          <table:table-cell office:value-type="float" office:value="52808189" calcext:value-type="float">
            <text:p>5280818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/>
          <table:table-cell office:value-type="float" office:value="52798423" calcext:value-type="float">
            <text:p>5279842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</table:table-row>
        <table:table-row table:style-name="ro1">
          <table:table-cell office:value-type="float" office:value="71891320" calcext:value-type="float">
            <text:p>7189132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/>
          <table:table-cell office:value-type="float" office:value="71876958" calcext:value-type="float">
            <text:p>71876958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/>
          <table:table-cell office:value-type="float" office:value="71920095" calcext:value-type="float">
            <text:p>7192009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/>
          <table:table-cell office:value-type="float" office:value="71879746" calcext:value-type="float">
            <text:p>71879746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</table:table-row>
        <table:table-row table:style-name="ro1">
          <table:table-cell office:value-type="float" office:value="93981886" calcext:value-type="float">
            <text:p>9398188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/>
          <table:table-cell office:value-type="float" office:value="93950212" calcext:value-type="float">
            <text:p>9395021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/>
          <table:table-cell office:value-type="float" office:value="93936109" calcext:value-type="float">
            <text:p>9393610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/>
          <table:table-cell office:value-type="float" office:value="93948175" calcext:value-type="float">
            <text:p>9394817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</table:table-row>
        <table:table-row table:style-name="ro1">
          <table:table-cell office:value-type="float" office:value="118872546" calcext:value-type="float">
            <text:p>118872546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/>
          <table:table-cell office:value-type="float" office:value="118870134" calcext:value-type="float">
            <text:p>118870134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/>
          <table:table-cell office:value-type="float" office:value="118866082" calcext:value-type="float">
            <text:p>118866082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/>
          <table:table-cell office:value-type="float" office:value="118864353" calcext:value-type="float">
            <text:p>118864353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</table:table-row>
        <table:table-row table:style-name="ro1">
          <table:table-cell office:value-type="float" office:value="146815708" calcext:value-type="float">
            <text:p>146815708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/>
          <table:table-cell office:value-type="float" office:value="146814426" calcext:value-type="float">
            <text:p>14681442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/>
          <table:table-cell office:value-type="float" office:value="146805696" calcext:value-type="float">
            <text:p>14680569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/>
          <table:table-cell office:value-type="float" office:value="146815392" calcext:value-type="float">
            <text:p>14681539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2727" calcext:value-type="float">
            <text:p>827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/>
          <table:table-cell office:value-type="float" office:value="85135" calcext:value-type="float">
            <text:p>851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/>
          <table:table-cell office:value-type="float" office:value="84356" calcext:value-type="float">
            <text:p>8435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/>
          <table:table-cell office:value-type="float" office:value="85456" calcext:value-type="float">
            <text:p>8545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</table:table-row>
        <table:table-row table:style-name="ro1">
          <table:table-cell office:value-type="float" office:value="1452572" calcext:value-type="float">
            <text:p>1452572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  <table:table-cell/>
          <table:table-cell office:value-type="float" office:value="1452059" calcext:value-type="float">
            <text:p>1452059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  <table:table-cell/>
          <table:table-cell office:value-type="float" office:value="1452817" calcext:value-type="float">
            <text:p>1452817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  <table:table-cell/>
          <table:table-cell office:value-type="float" office:value="1461730" calcext:value-type="float">
            <text:p>1461730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</table:table-row>
        <table:table-row table:style-name="ro1">
          <table:table-cell office:value-type="float" office:value="5849187" calcext:value-type="float">
            <text:p>584918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/>
          <table:table-cell office:value-type="float" office:value="5842392" calcext:value-type="float">
            <text:p>584239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/>
          <table:table-cell office:value-type="float" office:value="5841272" calcext:value-type="float">
            <text:p>584127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/>
          <table:table-cell office:value-type="float" office:value="5841061" calcext:value-type="float">
            <text:p>584106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</table:table-row>
        <table:table-row table:style-name="ro1">
          <table:table-cell office:value-type="float" office:value="13167623" calcext:value-type="float">
            <text:p>131676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/>
          <table:table-cell office:value-type="float" office:value="13171633" calcext:value-type="float">
            <text:p>1317163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/>
          <table:table-cell office:value-type="float" office:value="13174418" calcext:value-type="float">
            <text:p>131744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/>
          <table:table-cell office:value-type="float" office:value="13167023" calcext:value-type="float">
            <text:p>1316702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</table:table-row>
        <table:table-row table:style-name="ro1">
          <table:table-cell office:value-type="float" office:value="23454227" calcext:value-type="float">
            <text:p>2345422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/>
          <table:table-cell office:value-type="float" office:value="23450435" calcext:value-type="float">
            <text:p>2345043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/>
          <table:table-cell office:value-type="float" office:value="23444007" calcext:value-type="float">
            <text:p>2344400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/>
          <table:table-cell office:value-type="float" office:value="23441653" calcext:value-type="float">
            <text:p>2344165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</table:table-row>
        <table:table-row table:style-name="ro1">
          <table:table-cell office:value-type="float" office:value="36644044" calcext:value-type="float">
            <text:p>366440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/>
          <table:table-cell office:value-type="float" office:value="36643564" calcext:value-type="float">
            <text:p>366435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/>
          <table:table-cell office:value-type="float" office:value="36645045" calcext:value-type="float">
            <text:p>366450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/>
          <table:table-cell office:value-type="float" office:value="36655322" calcext:value-type="float">
            <text:p>366553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</table:table-row>
        <table:table-row table:style-name="ro1">
          <table:table-cell office:value-type="float" office:value="52791050" calcext:value-type="float">
            <text:p>527910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/>
          <table:table-cell office:value-type="float" office:value="52821206" calcext:value-type="float">
            <text:p>5282120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/>
          <table:table-cell office:value-type="float" office:value="52783607" calcext:value-type="float">
            <text:p>5278360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/>
          <table:table-cell office:value-type="float" office:value="52802150" calcext:value-type="float">
            <text:p>528021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</table:table-row>
        <table:table-row table:style-name="ro1">
          <table:table-cell office:value-type="float" office:value="71868497" calcext:value-type="float">
            <text:p>71868497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/>
          <table:table-cell office:value-type="float" office:value="71877371" calcext:value-type="float">
            <text:p>7187737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/>
          <table:table-cell office:value-type="float" office:value="71875537" calcext:value-type="float">
            <text:p>71875537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/>
          <table:table-cell office:value-type="float" office:value="71876084" calcext:value-type="float">
            <text:p>71876084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</table:table-row>
        <table:table-row table:style-name="ro1">
          <table:table-cell office:value-type="float" office:value="93952805" calcext:value-type="float">
            <text:p>9395280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/>
          <table:table-cell office:value-type="float" office:value="93941715" calcext:value-type="float">
            <text:p>9394171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/>
          <table:table-cell office:value-type="float" office:value="93947840" calcext:value-type="float">
            <text:p>9394784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/>
          <table:table-cell office:value-type="float" office:value="93968741" calcext:value-type="float">
            <text:p>9396874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</table:table-row>
        <table:table-row table:style-name="ro1">
          <table:table-cell office:value-type="float" office:value="118869097" calcext:value-type="float">
            <text:p>118869097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/>
          <table:table-cell office:value-type="float" office:value="118856542" calcext:value-type="float">
            <text:p>118856542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/>
          <table:table-cell office:value-type="float" office:value="118852397" calcext:value-type="float">
            <text:p>118852397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/>
          <table:table-cell office:value-type="float" office:value="118865327" calcext:value-type="float">
            <text:p>118865327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</table:table-row>
        <table:table-row table:style-name="ro1">
          <table:table-cell office:value-type="float" office:value="148479119" calcext:value-type="float">
            <text:p>14847911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/>
          <table:table-cell office:value-type="float" office:value="146822497" calcext:value-type="float">
            <text:p>14682249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/>
          <table:table-cell office:value-type="float" office:value="146797709" calcext:value-type="float">
            <text:p>14679770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/>
          <table:table-cell office:value-type="float" office:value="146828435" calcext:value-type="float">
            <text:p>14682843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4137" calcext:value-type="float">
            <text:p>841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/>
          <table:table-cell office:value-type="float" office:value="83273" calcext:value-type="float">
            <text:p>8327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.9566</text:p>
          </table:table-cell>
          <table:table-cell table:number-columns-repeated="8"/>
        </table:table-row>
        <table:table-row table:style-name="ro1">
          <table:table-cell office:value-type="float" office:value="1453388" calcext:value-type="float">
            <text:p>1453388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  <table:table-cell/>
          <table:table-cell office:value-type="float" office:value="1452596" calcext:value-type="float">
            <text:p>1452596</text:p>
          </table:table-cell>
          <table:table-cell office:value-type="float" office:value="500" calcext:value-type="float">
            <text:p>500</text:p>
          </table:table-cell>
          <table:table-cell office:value-type="float" office:value="324058" calcext:value-type="float">
            <text:p>324058</text:p>
          </table:table-cell>
          <table:table-cell table:number-columns-repeated="8"/>
        </table:table-row>
        <table:table-row table:style-name="ro1">
          <table:table-cell office:value-type="float" office:value="5842739" calcext:value-type="float">
            <text:p>584273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/>
          <table:table-cell office:value-type="float" office:value="5843553" calcext:value-type="float">
            <text:p>584355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04.17</text:p>
          </table:table-cell>
          <table:table-cell table:number-columns-repeated="8"/>
        </table:table-row>
        <table:table-row table:style-name="ro1">
          <table:table-cell office:value-type="float" office:value="13184261" calcext:value-type="float">
            <text:p>1318426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/>
          <table:table-cell office:value-type="float" office:value="13171853" calcext:value-type="float">
            <text:p>1317185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940.35</text:p>
          </table:table-cell>
          <table:table-cell table:number-columns-repeated="8"/>
        </table:table-row>
        <table:table-row table:style-name="ro1">
          <table:table-cell office:value-type="float" office:value="23438287" calcext:value-type="float">
            <text:p>2343828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/>
          <table:table-cell office:value-type="float" office:value="23451729" calcext:value-type="float">
            <text:p>2345172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232.58</text:p>
          </table:table-cell>
          <table:table-cell table:number-columns-repeated="8"/>
        </table:table-row>
        <table:table-row table:style-name="ro1">
          <table:table-cell office:value-type="float" office:value="36647218" calcext:value-type="float">
            <text:p>366472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/>
          <table:table-cell office:value-type="float" office:value="36641767" calcext:value-type="float">
            <text:p>366417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8180.88</text:p>
          </table:table-cell>
          <table:table-cell table:number-columns-repeated="8"/>
        </table:table-row>
        <table:table-row table:style-name="ro1">
          <table:table-cell office:value-type="float" office:value="52792535" calcext:value-type="float">
            <text:p>52792535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/>
          <table:table-cell office:value-type="float" office:value="52816027" calcext:value-type="float">
            <text:p>5281602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785.2</text:p>
          </table:table-cell>
          <table:table-cell table:number-columns-repeated="8"/>
        </table:table-row>
        <table:table-row table:style-name="ro1">
          <table:table-cell office:value-type="float" office:value="71871597" calcext:value-type="float">
            <text:p>71871597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/>
          <table:table-cell office:value-type="float" office:value="71865484" calcext:value-type="float">
            <text:p>71865484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16045.6</text:p>
          </table:table-cell>
          <table:table-cell table:number-columns-repeated="8"/>
        </table:table-row>
        <table:table-row table:style-name="ro1">
          <table:table-cell office:value-type="float" office:value="93941844" calcext:value-type="float">
            <text:p>9394184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/>
          <table:table-cell office:value-type="float" office:value="93945186" calcext:value-type="float">
            <text:p>93945186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20962.1</text:p>
          </table:table-cell>
          <table:table-cell table:number-columns-repeated="8"/>
        </table:table-row>
        <table:table-row table:style-name="ro1">
          <table:table-cell office:value-type="float" office:value="118899815" calcext:value-type="float">
            <text:p>11889981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/>
          <table:table-cell office:value-type="float" office:value="118885169" calcext:value-type="float">
            <text:p>118885169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6534.6</text:p>
          </table:table-cell>
          <table:table-cell table:number-columns-repeated="8"/>
        </table:table-row>
        <table:table-row table:style-name="ro1">
          <table:table-cell office:value-type="float" office:value="146834641" calcext:value-type="float">
            <text:p>14683464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/>
          <table:table-cell office:value-type="float" office:value="146819744" calcext:value-type="float">
            <text:p>14681974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2763.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0.3$Linux_X86_64 LibreOffice_project/b0a288ab3d2d4774cb44b62f04d5d28733ac6df8</meta:generator>
    <dc:date>2020-02-29T01:05:56.726070539</dc:date>
    <meta:editing-duration>PT12M29S</meta:editing-duration>
    <meta:editing-cycles>1</meta:editing-cycles>
    <meta:document-statistic meta:table-count="1" meta:cell-count="330" meta:object-count="0"/>
  </office:meta>
</office:document-meta>
</file>